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fo:color="#000000"/>
    </style:style>
    <style:style style:name="ce8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3"/>
          <table:table-cell table:number-columns-repeated="6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7"/>
          <table:table-cell table:style-name="ce3"/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  <table:table-cell table:style-name="ce4"/>
          <table:table-cell table:number-columns-repeated="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4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style-name="ce4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table:style-name="ce4"/>
          <table:table-cell/>
          <table:table-cell table:style-name="ce5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 table:number-columns-repeated="3"/>
          <table:table-cell table:style-name="ce6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3"/>
          <table:table-cell/>
          <table:table-cell table:style-name="ce4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16"/>
          <table:table-cell table:style-name="ce1"/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7"/>
          <table:table-cell table:style-name="ce8"/>
          <table:table-cell table:style-name="ce7"/>
          <table:table-cell table:style-name="ce8"/>
          <table:table-cell table:style-name="ce4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21:4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7T21:40:09.28</dc:date>
    <meta:editing-duration>PT13H26M48S</meta:editing-duration>
    <meta:editing-cycles>218</meta:editing-cycles>
    <meta:generator>OpenOffice.org/3.4$Win32 OpenOffice.org_project/340m1$Build-9590</meta:generator>
    <meta:document-statistic meta:table-count="1" meta:cell-count="50" meta:object-count="0"/>
  </office:meta>
</office:document-meta>
</file>